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lementaryConfigurableAction.getConfiguration(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mplementaryConfigurableAction.getConfiguration( String descriptor , SourceResolver resolver , boolean reloadab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